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e9f" officeooo:paragraph-rsid="00161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деи:</text:p>
      <text:p text:style-name="P1"/>
      <text:p text:style-name="P1">Ну в общем то, я думаю так — берем код программы , делим ее на блоки. Обрабатываем каждый блок отдельно (так избегаем проблемы с уровнями и всем прочим, они обеспечиваются естественными уровнями рекурсии). Ключевые слова заменяем на /cимвол-метки/ - это поможет, в случае неоднократного прохождения программы по тексту не запутаться, что уже обработано, а что нет. В принципе, на этом же шаге можно вынести наверх вложенные объявления процедур и функций, но не факт, что это получится. </text:p>
      <text:p text:style-name="P1"/>
      <text:p text:style-name="P1">После – следующим проходом — переделываем те вещи, которые выделены ключевыми словами в конструкции языка С. Видимо, ошибки тоже отлавливаем где-то на этом уровне — для каждого оператора будем смотреть по-разному.</text:p>
      <text:p text:style-name="P1">Видимо, для обработки объявленных ранее имен переменных придется пользоваться стеком. Сложно. Но без этого еще сложне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6-11-06T13:16:58.864334152</meta:creation-date>
    <dc:date>2016-11-06T13:27:45.488363633</dc:date>
    <dc:creator>Василий  </dc:creator>
    <meta:editing-duration>PT10M47S</meta:editing-duration>
    <meta:editing-cycles>1</meta:editing-cycles>
    <meta:document-statistic meta:table-count="0" meta:image-count="0" meta:object-count="0" meta:page-count="1" meta:paragraph-count="4" meta:word-count="120" meta:character-count="824" meta:non-whitespace-character-count="702"/>
    <meta:generator>LibreOffice/4.4.3.2$Linux_X86_64 LibreOffice_project/40m0$Build-2</meta:generator>
  </office:meta>
</office:document-meta>
</file>